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806cm" table:align="margins"/>
    </style:style>
    <style:style style:name="Table16.A" style:family="table-column">
      <style:table-column-properties style:column-width="7.461cm" style:rel-column-width="4230*"/>
    </style:style>
    <style:style style:name="Table16.B" style:family="table-column">
      <style:table-column-properties style:column-width="4.63cm" style:rel-column-width="2625*"/>
    </style:style>
    <style:style style:name="Table16.C" style:family="table-column">
      <style:table-column-properties style:column-width="4.713cm" style:rel-column-width="2672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C1" style:family="table-cell">
      <style:table-cell-properties fo:padding="0.097cm" fo:border="0.05pt solid #000000"/>
    </style:style>
    <style:style style:name="Table19" style:family="table">
      <style:table-properties style:width="7.267cm" table:align="margins"/>
    </style:style>
    <style:style style:name="Table19.A" style:family="table-column">
      <style:table-column-properties style:column-width="7.267cm" style:rel-column-width="65535*"/>
    </style:style>
    <style:style style:name="Table19.A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4.436cm" table:align="margins"/>
    </style:style>
    <style:style style:name="Table20.A" style:family="table-column">
      <style:table-column-properties style:column-width="4.436cm" style:rel-column-width="65535*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4.022cm" fo:margin-left="0cm" table:align="left"/>
    </style:style>
    <style:style style:name="Table21.A" style:family="table-column">
      <style:table-column-properties style:column-width="4.022cm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806cm" table:align="margins"/>
    </style:style>
    <style:style style:name="Table18.A" style:family="table-column">
      <style:table-column-properties style:column-width="9.777cm" style:rel-column-width="5542*"/>
    </style:style>
    <style:style style:name="Table18.B" style:family="table-column">
      <style:table-column-properties style:column-width="7.029cm" style:rel-column-width="3985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22" style:family="table">
      <style:table-properties style:width="9.581cm" table:align="margins"/>
    </style:style>
    <style:style style:name="Table22.A" style:family="table-column">
      <style:table-column-properties style:column-width="9.581cm" style:rel-column-width="65535*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6.806cm" table:align="margins"/>
    </style:style>
    <style:style style:name="Table24.A" style:family="table-column">
      <style:table-column-properties style:column-width="5.166cm" style:rel-column-width="2929*"/>
    </style:style>
    <style:style style:name="Table24.C" style:family="table-column">
      <style:table-column-properties style:column-width="3.207cm" style:rel-column-width="1818*"/>
    </style:style>
    <style:style style:name="Table24.D" style:family="table-column">
      <style:table-column-properties style:column-width="3.265cm" style:rel-column-width="1851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D1" style:family="table-cell">
      <style:table-cell-properties fo:padding="0.097cm" fo:border="0.05pt solid #000000"/>
    </style:style>
    <style:style style:name="Table28" style:family="table">
      <style:table-properties style:width="4.972cm" table:align="margins"/>
    </style:style>
    <style:style style:name="Table28.A" style:family="table-column">
      <style:table-column-properties style:column-width="4.972cm" style:rel-column-width="65535*"/>
    </style:style>
    <style:style style:name="Table28.A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4.972cm" table:align="margins"/>
    </style:style>
    <style:style style:name="Table25.A" style:family="table-column">
      <style:table-column-properties style:column-width="4.972cm" style:rel-column-width="65535*"/>
    </style:style>
    <style:style style:name="Table25.A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3.013cm" table:align="margins"/>
    </style:style>
    <style:style style:name="Table26.A" style:family="table-column">
      <style:table-column-properties style:column-width="3.013cm" style:rel-column-width="65535*"/>
    </style:style>
    <style:style style:name="Table26.A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4.022cm" fo:margin-left="0cm" table:align="left"/>
    </style:style>
    <style:style style:name="Table27.A" style:family="table-column">
      <style:table-column-properties style:column-width="4.022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498cm" style:rel-column-width="4818*"/>
    </style:style>
    <style:style style:name="Table9.B" style:family="table-column">
      <style:table-column-properties style:column-width="8.502cm" style:rel-column-width="4819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none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806cm" table:align="margins"/>
    </style:style>
    <style:style style:name="Table10.A" style:family="table-column">
      <style:table-column-properties style:column-width="3.36cm" style:rel-column-width="13106*"/>
    </style:style>
    <style:style style:name="Table10.B" style:family="table-column">
      <style:table-column-properties style:column-width="5.041cm" style:rel-column-width="19659*"/>
    </style:style>
    <style:style style:name="Table10.C" style:family="table-column">
      <style:table-column-properties style:column-width="5.041cm" style:rel-column-width="19660*"/>
    </style:style>
    <style:style style:name="Table10.D" style:family="table-column">
      <style:table-column-properties style:column-width="3.362cm" style:rel-column-width="13110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1" style:family="table">
      <style:table-properties style:width="3.166cm" table:align="margins"/>
    </style:style>
    <style:style style:name="Table11.A" style:family="table-column">
      <style:table-column-properties style:column-width="3.166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4.847cm" table:align="margins"/>
    </style:style>
    <style:style style:name="Table12.A" style:family="table-column">
      <style:table-column-properties style:column-width="4.847cm" style:rel-column-width="65535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4.847cm" table:align="margins"/>
    </style:style>
    <style:style style:name="Table14.A" style:family="table-column">
      <style:table-column-properties style:column-width="4.847cm" style:rel-column-width="65535*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4.022cm" fo:margin-left="0cm" table:align="left"/>
    </style:style>
    <style:style style:name="Table15.A" style:family="table-column">
      <style:table-column-properties style:column-width="4.022cm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806cm" table:align="margins"/>
    </style:style>
    <style:style style:name="Table3.A" style:family="table-column">
      <style:table-column-properties style:column-width="3.36cm" style:rel-column-width="13106*"/>
    </style:style>
    <style:style style:name="Table3.C" style:family="table-column">
      <style:table-column-properties style:column-width="3.362cm" style:rel-column-width="13107*"/>
    </style:style>
    <style:style style:name="Table3.E" style:family="table-column">
      <style:table-column-properties style:column-width="3.362cm" style:rel-column-width="1311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4" style:family="table">
      <style:table-properties style:width="3.166cm" table:align="margins"/>
    </style:style>
    <style:style style:name="Table4.A" style:family="table-column">
      <style:table-column-properties style:column-width="3.166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3.166cm" table:align="margins"/>
    </style:style>
    <style:style style:name="Table5.A" style:family="table-column">
      <style:table-column-properties style:column-width="3.166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3.168cm" table:align="margins"/>
    </style:style>
    <style:style style:name="Table6.A" style:family="table-column">
      <style:table-column-properties style:column-width="3.168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3.166cm" table:align="margins"/>
    </style:style>
    <style:style style:name="Table7.A" style:family="table-column">
      <style:table-column-properties style:column-width="3.166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4.022cm" fo:margin-left="0cm" table:align="left"/>
    </style:style>
    <style:style style:name="Table8.A" style:family="table-column">
      <style:table-column-properties style:column-width="4.022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 style:list-style-name="L5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5" style:family="paragraph" style:parent-style-name="Standard" style:list-style-name="L6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/>
    </style:style>
    <style:style style:name="P7" style:family="paragraph" style:parent-style-name="Standard" style:list-style-name="L1">
      <style:paragraph-properties fo:text-align="justify" style:justify-single-word="false"/>
      <style:text-properties style:text-underline-style="none"/>
    </style:style>
    <style:style style:name="P8" style:family="paragraph" style:parent-style-name="Standard" style:list-style-name="L4">
      <style:paragraph-properties fo:text-align="justify" style:justify-single-word="false"/>
      <style:text-properties style:text-underline-style="none"/>
    </style:style>
    <style:style style:name="P9" style:family="paragraph" style:parent-style-name="Standard" style:list-style-name="L5">
      <style:paragraph-properties fo:text-align="justify" style:justify-single-word="false"/>
      <style:text-properties style:text-underline-style="none"/>
    </style:style>
    <style:style style:name="P10" style:family="paragraph" style:parent-style-name="Standard">
      <style:paragraph-properties fo:text-align="center" style:justify-single-word="false"/>
      <style:text-properties style:text-underline-style="none"/>
    </style:style>
    <style:style style:name="P11" style:family="paragraph" style:parent-style-name="Standard" style:list-style-name="L4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cénarios</text:p>
      <text:p text:style-name="P6"/>
      <text:p text:style-name="P6">Dans tout les cas, notre MicMacManager doit lancer les jobs de manière asynchrone</text:p>
      <text:p text:style-name="P6"/>
      <text:p text:style-name="P6"/>
      <text:p text:style-name="P10"/>
      <text:p text:style-name="P6"/>
      <text:p text:style-name="P6"/>
      <text:p text:style-name="P13">Scénario 1 : Tout Docker avec NodeJS : Mode client / serveur</text:p>
      <text:p text:style-name="P14">Serveur (Sujet)</text:p>
      <text:p text:style-name="P16"/>
      <table:table table:name="Table13" table:style-name="Table13">
        <table:table-column table:style-name="Table13.A"/>
        <table:table-row>
          <table:table-cell table:style-name="Table13.A1" office:value-type="string"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row>
                <table:table-cell table:style-name="Table16.A1" office:value-type="string">
                  <table:table table:name="Table19" table:style-name="Table19">
                    <table:table-column table:style-name="Table19.A"/>
                    <table:table-row>
                      <table:table-cell table:style-name="Table19.A1" office:value-type="string">
                        <text:p text:style-name="P1">- <text:span text:style-name="T1">MMM</text:span></text:p>
                        <text:p text:style-name="P1">next generation Node JS : emit commande</text:p>
                      </table:table-cell>
                    </table:table-row>
                    <table:table-row>
                      <table:table-cell table:style-name="Table19.A2" office:value-type="string">
                        <text:p text:style-name="P1">bin/libs</text:p>
                      </table:table-cell>
                    </table:table-row>
                  </table:table>
                  <text:p text:style-name="P1"/>
                </table:table-cell>
                <table:table-cell table:style-name="Table16.A1" office:value-type="string">
                  <table:table table:name="Table20" table:style-name="Table20">
                    <table:table-column table:style-name="Table20.A"/>
                    <table:table-row>
                      <table:table-cell table:style-name="Table20.A1" office:value-type="string">
                        <text:p text:style-name="P1">Serveur web</text:p>
                      </table:table-cell>
                    </table:table-row>
                    <table:table-row>
                      <table:table-cell table:style-name="Table20.A2" office:value-type="string">
                        <text:p text:style-name="P1">bin/libs</text:p>
                      </table:table-cell>
                    </table:table-row>
                  </table:table>
                  <text:p text:style-name="P1"/>
                </table:table-cell>
                <table:table-cell table:style-name="Table16.C1" office:value-type="string">
                  <table:table table:name="Table21" table:style-name="Table21">
                    <table:table-column table:style-name="Table21.A"/>
                    <table:table-row>
                      <table:table-cell table:style-name="Table21.A1" office:value-type="string">
                        <text:p text:style-name="P1">SGBD</text:p>
                      </table:table-cell>
                    </table:table-row>
                    <table:table-row>
                      <table:table-cell table:style-name="Table21.A2" office:value-type="string">
                        <text:p text:style-name="P1">bin/libs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</table:table-row>
        <table:table-row>
          <table:table-cell table:style-name="Table13.A2" office:value-type="string">
            <text:p text:style-name="P1">Docker</text:p>
          </table:table-cell>
        </table:table-row>
        <table:table-row>
          <table:table-cell table:style-name="Table13.A2" office:value-type="string">
            <text:p text:style-name="P1">OS</text:p>
          </table:table-cell>
        </table:table-row>
        <table:table-row>
          <table:table-cell table:style-name="Table13.A2" office:value-type="string">
            <text:p text:style-name="P1">Machine</text:p>
          </table:table-cell>
        </table:table-row>
      </table:table>
      <text:p text:style-name="P16"/>
      <text:p text:style-name="P3"/>
      <text:p text:style-name="P14">Client mm3d (Observateur)</text:p>
      <text:p text:style-name="P16"/>
      <table:table table:name="Table17" table:style-name="Table17">
        <table:table-column table:style-name="Table17.A"/>
        <table:table-row>
          <table:table-cell table:style-name="Table17.A1" office:value-type="string">
            <table:table table:name="Table18" table:style-name="Table18">
              <table:table-column table:style-name="Table18.A"/>
              <table:table-column table:style-name="Table18.B"/>
              <table:table-row>
                <table:table-cell table:style-name="Table18.A1" office:value-type="string">
                  <table:table table:name="Table22" table:style-name="Table22">
                    <table:table-column table:style-name="Table22.A"/>
                    <table:table-row>
                      <table:table-cell table:style-name="Table22.A1" office:value-type="string">
                        <text:p text:style-name="P1">- <text:span text:style-name="T1">MMM</text:span></text:p>
                        <text:p text:style-name="P1">next generation Node JS : listen JSON</text:p>
                        <text:p text:style-name="P1">- commandes <text:span text:style-name="T1">mm3d lancées par MMM</text:span></text:p>
                      </table:table-cell>
                    </table:table-row>
                    <table:table-row>
                      <table:table-cell table:style-name="Table22.A2" office:value-type="string">
                        <text:p text:style-name="P1">bin/libs</text:p>
                      </table:table-cell>
                    </table:table-row>
                  </table:table>
                  <text:p text:style-name="P1"/>
                </table:table-cell>
                <table:table-cell table:style-name="Table18.B1" office:value-type="string">
                  <text:p text:style-name="P1"/>
                </table:table-cell>
              </table:table-row>
            </table:table>
            <text:p text:style-name="P1"/>
          </table:table-cell>
        </table:table-row>
        <table:table-row>
          <table:table-cell table:style-name="Table17.A2" office:value-type="string">
            <text:p text:style-name="P1">Docker</text:p>
          </table:table-cell>
        </table:table-row>
        <table:table-row>
          <table:table-cell table:style-name="Table17.A2" office:value-type="string">
            <text:p text:style-name="P1">OS</text:p>
          </table:table-cell>
        </table:table-row>
        <table:table-row>
          <table:table-cell table:style-name="Table17.A2" office:value-type="string">
            <text:p text:style-name="P1">Machine</text:p>
          </table:table-cell>
        </table:table-row>
      </table:table>
      <text:p text:style-name="P16"/>
      <text:p text:style-name="P3"/>
      <text:p text:style-name="P14"/>
      <text:p text:style-name="P18">Mode autonome : serveur + client</text:p>
      <text:p text:style-name="P14"/>
      <text:p text:style-name="P16"/>
      <table:table table:name="Table23" table:style-name="Table23">
        <table:table-column table:style-name="Table23.A"/>
        <table:table-row>
          <table:table-cell table:style-name="Table23.A1" office:value-type="string">
            <table:table table:name="Table24" table:style-name="Table24">
              <table:table-column table:style-name="Table24.A" table:number-columns-repeated="2"/>
              <table:table-column table:style-name="Table24.C"/>
              <table:table-column table:style-name="Table24.D"/>
              <table:table-row>
                <table:table-cell table:style-name="Table24.A1" office:value-type="string">
                  <table:table table:name="Table28" table:style-name="Table28">
                    <table:table-column table:style-name="Table28.A"/>
                    <table:table-row>
                      <table:table-cell table:style-name="Table28.A1" office:value-type="string">
                        <text:p text:style-name="P1">- <text:span text:style-name="T1">MMM</text:span></text:p>
                        <text:p text:style-name="P1">next generation Node JS : listen JSON</text:p>
                        <text:p text:style-name="P1">- commandes <text:span text:style-name="T1">mm3d lancées par MMM</text:span></text:p>
                      </table:table-cell>
                    </table:table-row>
                    <table:table-row>
                      <table:table-cell table:style-name="Table28.A2" office:value-type="string">
                        <text:p text:style-name="P1">bin/libs</text:p>
                      </table:table-cell>
                    </table:table-row>
                  </table:table>
                  <text:p text:style-name="P1"/>
                </table:table-cell>
                <table:table-cell table:style-name="Table24.A1" office:value-type="string">
                  <table:table table:name="Table25" table:style-name="Table25">
                    <table:table-column table:style-name="Table25.A"/>
                    <table:table-row>
                      <table:table-cell table:style-name="Table25.A1" office:value-type="string">
                        <text:p text:style-name="P1">- <text:span text:style-name="T1">MMM</text:span></text:p>
                        <text:p text:style-name="P1">next generation Node JS : emit commande</text:p>
                      </table:table-cell>
                    </table:table-row>
                    <table:table-row>
                      <table:table-cell table:style-name="Table25.A2" office:value-type="string">
                        <text:p text:style-name="P1">bin/libs</text:p>
                      </table:table-cell>
                    </table:table-row>
                  </table:table>
                  <text:p text:style-name="P1"/>
                </table:table-cell>
                <table:table-cell table:style-name="Table24.A1" office:value-type="string">
                  <table:table table:name="Table26" table:style-name="Table26">
                    <table:table-column table:style-name="Table26.A"/>
                    <table:table-row>
                      <table:table-cell table:style-name="Table26.A1" office:value-type="string">
                        <text:p text:style-name="P1">Serveur web</text:p>
                      </table:table-cell>
                    </table:table-row>
                    <table:table-row>
                      <table:table-cell table:style-name="Table26.A2" office:value-type="string">
                        <text:p text:style-name="P1">bin/libs</text:p>
                      </table:table-cell>
                    </table:table-row>
                  </table:table>
                  <text:p text:style-name="P1"/>
                </table:table-cell>
                <table:table-cell table:style-name="Table24.D1" office:value-type="string">
                  <table:table table:name="Table27" table:style-name="Table27">
                    <table:table-column table:style-name="Table27.A"/>
                    <table:table-row>
                      <table:table-cell table:style-name="Table27.A1" office:value-type="string">
                        <text:p text:style-name="P1">SGBD</text:p>
                      </table:table-cell>
                    </table:table-row>
                    <table:table-row>
                      <table:table-cell table:style-name="Table27.A2" office:value-type="string">
                        <text:p text:style-name="P1">bin/libs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</table:table-row>
        <table:table-row>
          <table:table-cell table:style-name="Table23.A2" office:value-type="string">
            <text:p text:style-name="P1">Docker</text:p>
          </table:table-cell>
        </table:table-row>
        <table:table-row>
          <table:table-cell table:style-name="Table23.A2" office:value-type="string">
            <text:p text:style-name="P1">OS</text:p>
          </table:table-cell>
        </table:table-row>
        <table:table-row>
          <table:table-cell table:style-name="Table23.A2" office:value-type="string">
            <text:p text:style-name="P1">Machine</text:p>
          </table:table-cell>
        </table:table-row>
      </table:table>
      <text:p text:style-name="P13"/>
      <text:p text:style-name="P3"/>
      <text:p text:style-name="P6">Avantages <text:s/>: procédure d'installation</text:p>
      <text:list xml:id="list454408363" text:style-name="L1">
        <text:list-item>
          <text:p text:style-name="P7">la procédure d'installation de Docker sera propre à chaque système, mais une fois cette étape passée, les images qui tournent sur Docker seront les mêmes peu importe l'OS hote</text:p>
        </text:list-item>
        <text:list-item>
          <text:p text:style-name="P7">parallélisation en cluster sans soucis : à l'installation d'un client on donne l'IP du serveur, et le client s'enregistre en tant qu'observateur auprès de lui</text:p>
        </text:list-item>
        <text:list-item>
          <text:p text:style-name="P7">isolation des conteneurs : la modularité permettrait d'adapter l'architecture</text:p>
        </text:list-item>
      </text:list>
      <text:p text:style-name="P6"/>
      <text:p text:style-name="P6">Limites ou à regarder encore</text:p>
      <text:list xml:id="list458796352" text:style-name="L4">
        <text:list-item>
          <text:p text:style-name="P8">nécessite le développement middleware pour communiquer entre micmacmanager ng et mm3d</text:p>
        </text:list-item>
        <text:list-item>
          <text:p text:style-name="P11">sur des machines type Windows, il faut ajouter une machine virtuelle linux, nécessite le mode de virtualisation hardware sur la mécane</text:p>
        </text:list-item>
      </text:list>
      <text:p text:style-name="P3"/>
      <text:p text:style-name="P6"/>
      <text:p text:style-name="P6"/>
      <text:p text:style-name="P6"/>
      <text:p text:style-name="P16">Zoom technique : </text:p>
      <text:p text:style-name="P6"/>
      <text:p text:style-name="P16">Middleware : </text:p>
      <text:p text:style-name="P6"/>
      <text:p text:style-name="P6">MoM</text:p>
      <text:p text:style-name="P6">ORM</text:p>
      <text:p text:style-name="P6">Transactional monitors (Remote Procedure Calls)</text:p>
      <text:p text:style-name="P6"/>
      <text:p text:style-name="P16">Appels asynchrone</text:p>
      <text:p text:style-name="P6"/>
      <text:p text:style-name="P6">NodeJS?</text:p>
      <text:p text:style-name="P6"><text:a xlink:type="simple" xlink:href="http://openclassrooms.com/courses/des-applications-ultra-rapides-avec-node-js/tp-la-todo-list">http://openclassrooms.com/courses/des-applications-ultra-rapides-avec-node-js/tp-la-todo-list</text:a></text:p>
      <text:p text:style-name="P6">Avec gestion des sessions : https://www.npmjs.com/package/cookie-session</text:p>
      <text:p text:style-name="P6"/>
      <text:p text:style-name="P16">Et...</text:p>
      <text:p text:style-name="P16"/>
      <text:p text:style-name="P2">GitLab/Github OK</text:p>
      <text:p text:style-name="Standard"><text:soft-page-break/><text:span text:style-name="T2">Intégration continue : m</text:span>aven</text:p>
      <text:p text:style-name="Standard">Gestionnaire de tickets : Mantis</text:p>
      <text:p text:style-name="Standard"/>
      <text:p text:style-name="Standard">github : tickets+git</text:p>
      <text:p text:style-name="Standard">intégration continue?</text:p>
      <text:p text:style-name="Standard"/>
      <text:p text:style-name="Standard"/>
      <text:p text:style-name="P18">Annexes : scénarios brouillon</text:p>
      <text:p text:style-name="P17"/>
      <text:p text:style-name="P13">Docker sans middleware 2</text:p>
      <text:p text:style-name="P16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row>
                <table:table-cell table:style-name="Table10.A1" office:value-type="string">
                  <table:table table:name="Table11" table:style-name="Table11">
                    <table:table-column table:style-name="Table11.A"/>
                    <table:table-row>
                      <table:table-cell table:style-name="Table11.A1" office:value-type="string">
                        <text:p text:style-name="P1">mm3d</text:p>
                      </table:table-cell>
                    </table:table-row>
                    <table:table-row>
                      <table:table-cell table:style-name="Table11.A2" office:value-type="string">
                        <text:p text:style-name="P1">bin/libs</text:p>
                      </table:table-cell>
                    </table:table-row>
                  </table:table>
                  <text:p text:style-name="P1"/>
                </table:table-cell>
                <table:table-cell table:style-name="Table10.A1" office:value-type="string">
                  <table:table table:name="Table12" table:style-name="Table12">
                    <table:table-column table:style-name="Table12.A"/>
                    <table:table-row>
                      <table:table-cell table:style-name="Table12.A1" office:value-type="string">
                        <text:p text:style-name="P1">mm3d </text:p>
                      </table:table-cell>
                    </table:table-row>
                    <table:table-row>
                      <table:table-cell table:style-name="Table12.A2" office:value-type="string">
                        <text:p text:style-name="P1">bin/libs</text:p>
                      </table:table-cell>
                    </table:table-row>
                  </table:table>
                  <text:p text:style-name="P1"/>
                </table:table-cell>
                <table:table-cell table:style-name="Table10.A1" office:value-type="string">
                  <table:table table:name="Table14" table:style-name="Table14">
                    <table:table-column table:style-name="Table14.A"/>
                    <table:table-row>
                      <table:table-cell table:style-name="Table14.A1" office:value-type="string">
                        <text:p text:style-name="P1">Serveur web</text:p>
                      </table:table-cell>
                    </table:table-row>
                    <table:table-row>
                      <table:table-cell table:style-name="Table14.A2" office:value-type="string">
                        <text:p text:style-name="P1">bin/libs</text:p>
                      </table:table-cell>
                    </table:table-row>
                  </table:table>
                  <text:p text:style-name="P1"/>
                </table:table-cell>
                <table:table-cell table:style-name="Table10.D1" office:value-type="string">
                  <table:table table:name="Table15" table:style-name="Table15">
                    <table:table-column table:style-name="Table15.A"/>
                    <table:table-row>
                      <table:table-cell table:style-name="Table15.A1" office:value-type="string">
                        <text:p text:style-name="P1">SGBD</text:p>
                      </table:table-cell>
                    </table:table-row>
                    <table:table-row>
                      <table:table-cell table:style-name="Table15.A2" office:value-type="string">
                        <text:p text:style-name="P1">bin/libs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  <table:covered-table-cell/>
        </table:table-row>
        <table:table-row>
          <table:table-cell table:style-name="Table9.A2" office:value-type="string">
            <text:p text:style-name="P1">Docker</text:p>
          </table:table-cell>
          <table:table-cell table:style-name="Table9.B2" office:value-type="string">
            <text:p text:style-name="P1">Mic Mac Manager</text:p>
          </table:table-cell>
        </table:table-row>
        <table:table-row>
          <table:table-cell table:style-name="Table9.A3" table:number-columns-spanned="2" office:value-type="string">
            <text:p text:style-name="P1">OS</text:p>
          </table:table-cell>
          <table:covered-table-cell/>
        </table:table-row>
        <table:table-row>
          <table:table-cell table:style-name="Table9.A3" table:number-columns-spanned="2" office:value-type="string">
            <text:p text:style-name="P1">Machine</text:p>
          </table:table-cell>
          <table:covered-table-cell/>
        </table:table-row>
      </table:table>
      <text:p text:style-name="P16"/>
      <text:p text:style-name="P16"/>
      <text:p text:style-name="P6">Avantages <text:s/>: procédure d'installation</text:p>
      <text:list xml:id="list1888064128" text:continue-list="list454408363" text:style-name="L1">
        <text:list-item>
          <text:p text:style-name="P7">la procédure d'installation de Docker sera propre à chaque système, mais une fois cette étape passée, les images qui tournent sur Docker seront les mêmes peu importe l'OS hote</text:p>
        </text:list-item>
        <text:list-item>
          <text:p text:style-name="P7">pas de middleware à développer</text:p>
        </text:list-item>
      </text:list>
      <text:p text:style-name="P6"/>
      <text:p text:style-name="P6">Limites</text:p>
      <text:list xml:id="list371321698" text:style-name="L5">
        <text:list-item>
          <text:p text:style-name="P9">pas de perspective de parallélisation en cluster</text:p>
        </text:list-item>
        <text:list-item>
          <text:p text:style-name="P4">micmacmanager dépend du système : installation plus compliquée</text:p>
        </text:list-item>
      </text:list>
      <text:p text:style-name="P3"/>
      <text:p text:style-name="P3"/>
      <text:p text:style-name="P15">Scénario brouillon Tout docker (schéma pour OS Linux) 1</text:p>
      <text:p text:style-name="P16"/>
      <table:table table:name="Table2" table:style-name="Table2">
        <table:table-column table:style-name="Table2.A"/>
        <table:table-row>
          <table:table-cell table:style-name="Table2.A1" office:value-type="string">
            <table:table table:name="Table3" table:style-name="Table3">
              <table:table-column table:style-name="Table3.A" table:number-columns-repeated="2"/>
              <table:table-column table:style-name="Table3.C"/>
              <table:table-column table:style-name="Table3.A"/>
              <table:table-column table:style-name="Table3.E"/>
              <table:table-row>
                <table:table-cell table:style-name="Table3.A1" office:value-type="string">
                  <table:table table:name="Table4" table:style-name="Table4">
                    <table:table-column table:style-name="Table4.A"/>
                    <table:table-row>
                      <table:table-cell table:style-name="Table4.A1" office:value-type="string">
                        <text:p text:style-name="P1">MMM client+mm3d</text:p>
                      </table:table-cell>
                    </table:table-row>
                    <table:table-row>
                      <table:table-cell table:style-name="Table4.A2" office:value-type="string">
                        <text:p text:style-name="P1">bin/libs</text:p>
                      </table:table-cell>
                    </table:table-row>
                  </table:table>
                  <text:p text:style-name="P1"/>
                </table:table-cell>
                <table:table-cell table:style-name="Table3.A1" office:value-type="string">
                  <table:table table:name="Table5" table:style-name="Table5">
                    <table:table-column table:style-name="Table5.A"/>
                    <table:table-row>
                      <table:table-cell table:style-name="Table5.A1" office:value-type="string">
                        <text:p text:style-name="P1">MMM+mm3d </text:p>
                      </table:table-cell>
                    </table:table-row>
                    <table:table-row>
                      <table:table-cell table:style-name="Table5.A2" office:value-type="string">
                        <text:p text:style-name="P1">bin/libs</text:p>
                      </table:table-cell>
                    </table:table-row>
                  </table:table>
                  <text:p text:style-name="P1"/>
                </table:table-cell>
                <table:table-cell table:style-name="Table3.A1" office:value-type="string">
                  <table:table table:name="Table6" table:style-name="Table6">
                    <table:table-column table:style-name="Table6.A"/>
                    <table:table-row>
                      <table:table-cell table:style-name="Table6.A1" office:value-type="string">
                        <text:p text:style-name="P1">MicMacManager</text:p>
                        <text:p text:style-name="P1">next generation</text:p>
                      </table:table-cell>
                    </table:table-row>
                    <table:table-row>
                      <table:table-cell table:style-name="Table6.A2" office:value-type="string">
                        <text:p text:style-name="P1">bin/libs</text:p>
                      </table:table-cell>
                    </table:table-row>
                  </table:table>
                  <text:p text:style-name="P1"/>
                </table:table-cell>
                <table:table-cell table:style-name="Table3.A1" office:value-type="string">
                  <table:table table:name="Table7" table:style-name="Table7">
                    <table:table-column table:style-name="Table7.A"/>
                    <table:table-row>
                      <table:table-cell table:style-name="Table7.A1" office:value-type="string">
                        <text:p text:style-name="P1">Serveur web</text:p>
                      </table:table-cell>
                    </table:table-row>
                    <table:table-row>
                      <table:table-cell table:style-name="Table7.A2" office:value-type="string">
                        <text:p text:style-name="P1">bin/libs</text:p>
                      </table:table-cell>
                    </table:table-row>
                  </table:table>
                  <text:p text:style-name="P1"/>
                </table:table-cell>
                <table:table-cell table:style-name="Table3.E1" office:value-type="string">
                  <table:table table:name="Table8" table:style-name="Table8">
                    <table:table-column table:style-name="Table8.A"/>
                    <table:table-row>
                      <table:table-cell table:style-name="Table8.A1" office:value-type="string">
                        <text:p text:style-name="P1">SGBD</text:p>
                      </table:table-cell>
                    </table:table-row>
                    <table:table-row>
                      <table:table-cell table:style-name="Table8.A2" office:value-type="string">
                        <text:p text:style-name="P1">bin/libs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</table:table-row>
        <table:table-row>
          <table:table-cell table:style-name="Table2.A2" office:value-type="string">
            <text:p text:style-name="P1">Docker</text:p>
          </table:table-cell>
        </table:table-row>
        <table:table-row>
          <table:table-cell table:style-name="Table2.A2" office:value-type="string">
            <text:p text:style-name="P1">OS</text:p>
          </table:table-cell>
        </table:table-row>
        <table:table-row>
          <table:table-cell table:style-name="Table2.A2" office:value-type="string">
            <text:p text:style-name="P1">Machine</text:p>
          </table:table-cell>
        </table:table-row>
      </table:table>
      <text:p text:style-name="P16"/>
      <text:p text:style-name="P3"/>
      <text:list xml:id="list1416830385" text:style-name="L6">
        <text:list-item>
          <text:p text:style-name="P5">un scénario MMM serveur et client en qt</text:p>
        </text:list-item>
        <text:list-item>
          <text:p text:style-name="P5">un scénario service eai (oui l'autre??) en j2ee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1:21:25</meta:creation-date>
    <dc:date>2015-04-02T12:01:59</dc:date>
    <meta:editing-duration>PT40M23S</meta:editing-duration>
    <meta:editing-cycles>5</meta:editing-cycles>
    <meta:generator>LibreOffice/3.5$Linux_X86_64 LibreOffice_project/350m1$Build-2</meta:generator>
    <meta:document-statistic meta:table-count="27" meta:image-count="0" meta:object-count="0" meta:page-count="4" meta:paragraph-count="96" meta:word-count="381" meta:character-count="2457" meta:non-whitespace-character-count="2177"/>
  </office:meta>
</office:document-meta>
</file>